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text>DEF</mtext>
            <mi mathvariant="italic">Varianz</mi>
          </mrow>
        </mtd>
      </mtr>
      <mtr>
        <mtd>
          <mrow>
            <mi mathvariant="italic">Datensatz</mi>
            <mi mathvariant="normal">:</mi>
            <mrow>
              <mo fence="true" stretchy="false">(</mo>
              <mrow>
                <mrow>
                  <mi>x</mi>
                  <mi>,</mi>
                  <mi>,</mi>
                  <mn>...</mn>
                  <mi>,</mi>
                  <msub>
                    <mi>x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row>
              <msup>
                <mi>s</mi>
                <mn>2</mn>
              </msup>
              <mo stretchy="false">=</mo>
              <mfrac>
                <mi>I</mi>
                <mtext>M-1</mtext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p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over accent="true">
              <mi>x</mi>
              <mo>¯</mo>
            </mover>
            <mi mathvariant="italic">ist</mi>
            <mi mathvariant="italic">das</mi>
            <mi mathvariant="italic">arithemtische</mi>
            <mi mathvariant="italic">Mittel</mi>
          </mrow>
        </mtd>
      </mtr>
      <mtr>
        <mtd>
          <mrow/>
        </mtd>
      </mtr>
      <mtr>
        <mtd>
          <mrow/>
        </mtd>
      </mtr>
      <mtr>
        <mtd>
          <mrow>
            <mi mathvariant="italic">BSP</mi>
            <mi mathvariant="normal">:</mi>
          </mrow>
        </mtd>
      </mtr>
      <mtr>
        <mtd>
          <mrow>
            <mo fence="true" stretchy="false">(</mo>
            <mrow>
              <mrow>
                <mn>0</mn>
                <mn>,1</mn>
                <mn>,2</mn>
              </mrow>
            </mrow>
            <mo fence="true" stretchy="false">)</mo>
          </mrow>
        </mtd>
      </mtr>
      <mtr>
        <mtd>
          <mrow>
            <mi mathvariant="italic">Erst</mi>
            <mi mathvariant="italic">arithmetisches</mi>
            <mi mathvariant="italic">Mittel</mi>
            <mi mathvariant="italic">berechnen</mi>
            <mo stretchy="false">→</mo>
            <mrow>
              <mover accent="true">
                <mi>x</mi>
                <mo>¯</mo>
              </mover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3</mn>
                </munderover>
                <mi>x</mi>
              </mrow>
            </mrow>
            <mi>;</mi>
          </mrow>
        </mtd>
      </mtr>
      <mtr>
        <mtd>
          <mrow>
            <mtext>=</mtext>
            <mfrac>
              <mn>1</mn>
              <mn>3</mn>
            </mfrac>
            <mrow>
              <mo fence="true" stretchy="false">(</mo>
              <mrow>
                <mrow>
                  <mn>0</mn>
                  <mo stretchy="false">+</mo>
                  <mn>1</mn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3</mn>
              </mfrac>
              <mo stretchy="false">∗</mo>
              <mn>3</mn>
            </mrow>
          </mrow>
        </mtd>
      </mtr>
      <mtr>
        <mtd>
          <mrow>
            <mtext>=</mtext>
            <mn>1</mn>
          </mrow>
        </mtd>
      </mtr>
      <mtr>
        <mtd>
          <mrow/>
        </mtd>
      </mtr>
      <mtr>
        <mtd>
          <mrow/>
        </mtd>
      </mtr>
      <mtr>
        <mtd>
          <mrow>
            <mo stretchy="false">→</mo>
            <mrow>
              <msup>
                <mi>s</mi>
                <mn>2</mn>
              </msup>
              <mo stretchy="false">=</mo>
              <mfrac>
                <mn>1</mn>
                <mn>3</mn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3</mn>
              </munderover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=</mtext>
            <mfrac>
              <mn>1</mn>
              <mn>2</mn>
            </mfrac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text>=</mtext>
            <mfrac>
              <mn>1</mn>
              <mn>2</mn>
            </mfrac>
            <mrow>
              <mo fence="true" stretchy="false">(</mo>
              <mrow>
                <mrow>
                  <mn>1</mn>
                  <mo stretchy="false">+</mo>
                  <mn>0</mn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text>=</mtext>
            <mrow>
              <mfrac>
                <mn>1</mn>
                <mn>2</mn>
              </mfrac>
              <mo stretchy="false">∗</mo>
              <mn>2</mn>
            </mrow>
          </mrow>
        </mtd>
      </mtr>
      <mtr>
        <mtd>
          <mrow>
            <mtext>=</mtext>
            <mrow>
              <mfrac>
                <mn>2</mn>
                <mn>2</mn>
              </mfrac>
              <mo stretchy="false">=</mo>
              <mn>1</mn>
            </mrow>
          </mrow>
        </mtd>
      </mtr>
    </mtable>
    <annotation encoding="StarMath 5.0">"DEF" Varianz newline
Datensatz: ( x,,..., x_M ) newline
s^2 = I over "M-1" sum from{i=1} to{M} ( x_i - overline x  )^2  newline
overline x ist das arithemtische Mittel newline
newline
newline

BSP: newline
( 0,1,2 ) newline 

Erst arithmetisches Mittel berechnen-&gt; overline x = sum from i=1 to 3 x; newline
"=" 1 over 3 ( 0+1+2 ) newline
"=" 1 over 3 * 3 newline
"=" 1 newline
newline
newline

-&gt; s^2 = 1 over 3 sum from i=1 to 3 ( x_1-1 )^2 newline
"=" 1 over 2 ( (0-1)^2 + (1-1)^2 + (2-1)^2 ) newline
"=" 1 over 2 ( 1+0+1 ) newline
"=" 1 over 2 * 2 newline
"=" 2 over 2 =1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7T10:29:02.443000000</meta:creation-date>
    <dc:date>2023-10-18T18:00:38.362000000</dc:date>
    <meta:editing-duration>PT32M12S</meta:editing-duration>
    <meta:editing-cycles>4</meta:editing-cycles>
    <meta:generator>LibreOffice/6.3.2.2$Windows_X86_64 LibreOffice_project/98b30e735bda24bc04ab42594c85f7fd8be07b9c</meta:generator>
  </office:meta>
</office:document-meta>
</file>